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9</text:p>
      <text:p text:style-name="Standard">Today, I worked on the connection between SNU 2 and SNU 3. I didn't do anything else</text:p>
      <text:p text:style-name="Standard">Sean Patrick Myrick on February 8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15:30.721000000</meta:creation-date>
    <dc:date>2019-02-11T12:15:40.634000000</dc:date>
    <meta:editing-duration>PT10S</meta:editing-duration>
    <meta:editing-cycles>1</meta:editing-cycles>
    <meta:document-statistic meta:table-count="0" meta:image-count="0" meta:object-count="0" meta:page-count="1" meta:paragraph-count="3" meta:word-count="30" meta:character-count="151" meta:non-whitespace-character-count="124"/>
    <meta:generator>LibreOffice/6.1.2.1$Windows_X86_64 LibreOffice_project/65905a128db06ba48db947242809d14d3f9a93fe</meta:generator>
  </office:meta>
</office:document-meta>
</file>